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8cm"/>
    </style:style>
    <style:style style:name="P1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VPN Workshop</text:span></text:p>
            <text:p><text:span text:style-name="T2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hat is OpenVPN?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“openvpn - secure IP tunnel daemon.”</text:p>
            <text:p>man 8 openvp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s://linux.die.net/man/8/openvpn" xlink:type="simple">https://linux.die.net/man/8/openvpn</text:a></text:p>
              <text:p/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secure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n't be intercepted</text:p>
              </text:list-item>
              <text:list-item>
                <text:p>Can be trusted</text:p>
              </text:list-item>
              <text:list-item>
                <text:p>PKI : Public Key Infrastructure</text:p>
              </text:list-item>
              <text:list-item>
                <text:p>Passport for packets</text:p>
              </text:list-item>
              <text:list-item>
                <text:p>X.509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IP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ternet protocol</text:p>
              </text:list-item>
              <text:list-item>
                <text:p>How computers talk to each other throughout the <text:s/>world</text:p>
              </text:list-item>
              <text:list-item>
                <text:p>Packet switched network</text:p>
              </text:list-item>
              <text:list-item>
                <text:p>IPv4 &amp; IPv6 addresses + Port Numbers</text:p>
                <text:list>
                  <text:list-item>
                    <text:p>2^16 -1 ports per IP address</text:p>
                  </text:list-item>
                  <text:list-item>
                    <text:p>2^32 IPv4 addresses</text:p>
                  </text:list-item>
                  <text:list-item>
                    <text:p>2^128 IPv6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1">
                <text:list-item>
                  <text:list>
                    <text:list-header>
                      <text:p>65535</text:p>
                    </text:list-header>
                  </text:list>
                </text:list-item>
              </text:list>
              <text:p>sixty-five thousand, five hundred thirty-five</text:p>
              <text:list text:continue-numbering="true" text:style-name="L1">
                <text:list-item>
                  <text:list>
                    <text:list-header>
                      <text:p/>
                      <text:p>4294967296 </text:p>
                    </text:list-header>
                  </text:list>
                </text:list-item>
              </text:list>
              <text:p>4 billion 294 million 967 thousand 296 </text:p>
              <text:p/>
              <text:p><text:s text:c="6"/>340282366920938463463374607431768211456</text:p>
              <text:p>340 undecillion 282 decillion 366 nonillion 920 octillion 938 septillion 463 sextillion 463 quintillion 374 quadrillion 607 trillion 431 billion 768 million 211 thousand 456</text:p>
              <text:p/>
              <text:p><text:a xlink:href="https://tools.ietf.org/html/rfc6335" xlink:type="simple">https://tools.ietf.org/html/rfc6335</text:a></text:p>
              <text:p><text:a xlink:href="https://tools.ietf.org/html/rfc6864" xlink:type="simple">https://tools.ietf.org/html/rfc6864</text:a> <text:s/></text:p>
              <text:p><text:a xlink:href="https://tools.ietf.org/html/rfc2460" xlink:type="simple">https://tools.ietf.org/html/rfc2460</text:a> 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tunnel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uts IP packets in IP packets</text:p>
              </text:list-item>
              <text:list-item>
                <text:p>Called encapsulation</text:p>
              </text:list-item>
              <text:list-item>
                <text:p>Networks connect over other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<text:a xlink:href="https://tools.ietf.org/html/rfc1075" xlink:type="simple">https://tools.ietf.org/html/rfc1075</text:a></text:p>
              <text:p><text:a xlink:href="https://tools.ietf.org/html/rfc1853" xlink:type="simple">https://tools.ietf.org/html/rfc1853</text:a></text:p>
              <text:p><text:a xlink:href="https://tools.ietf.org/html/rfc2003" xlink:type="simple">https://tools.ietf.org/html/rfc2003</text:a></text:p>
              <text:p><text:a xlink:href="https://tools.ietf.org/html/rfc2473" xlink:type="simple">https://tools.ietf.org/html/rfc2473</text:a></text:p>
              <text:p>https://tools.ietf.org/html/rfc4213</text:p>
            </draw:text-box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daemon mea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er Program</text:p>
              </text:list-item>
              <text:list-item>
                <text:p>Runs in background</text:p>
              </text:list-item>
              <text:list-item>
                <text:p>Can be spelled as demon</text:p>
              </text:list-item>
              <text:list-item>
                <text:p>Pronounced as <text:s/>/ˈdiːmən/ DEE-mə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://catb.org/~esr/jargon/html/D/daemon.html" xlink:type="simple">http://catb.org/~esr/jargon/html/D/daemon.html</text:a></text:p>
              <text:p/>
              <text:p><text:a xlink:href="http://www.ics.uzh.ch/~dpotter/howto/daemonize" xlink:type="simple">http://www.ics.uzh.ch/~dpotter/howto/daemonize</text:a></text:p>
              <text:p/>
              <text:p><text:a xlink:href="http://www.takeourword.com/TOW146/page4.html" xlink:type="simple">http://www.takeourword.com/TOW146/page4.html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25:13.308880432</meta:creation-date>
    <dc:date>2017-04-24T23:35:28.903775341</dc:date>
    <meta:editing-duration>PT1H54M53S</meta:editing-duration>
    <meta:editing-cycles>36</meta:editing-cycles>
    <meta:generator>LibreOffice/4.3.3.2$Linux_X86_64 LibreOffice_project/430m0$Build-2</meta:generator>
    <meta:document-statistic meta:object-count="44"/>
  </office:meta>
</office:document-meta>
</file>